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8a61" officeooo:paragraph-rsid="00168a61"/>
    </style:style>
    <style:style style:name="P2" style:family="paragraph" style:parent-style-name="Standard">
      <style:paragraph-properties fo:text-align="center" style:justify-single-word="false"/>
      <style:text-properties officeooo:rsid="00168a61" officeooo:paragraph-rsid="00168a61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68a61" officeooo:paragraph-rsid="00168a6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officeooo:rsid="00168a61" officeooo:paragraph-rsid="00168a6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PENJABARAN DAN BEDAH KISI-KISI </text:span></text:p>
      <text:p text:style-name="P4">MATEMATIKA</text:p>
      <text:p text:style-name="P3">UJIAN NASIONAL BERBASIS KOMPUTER</text:p>
      <text:p text:style-name="P3">SEKOLAH MENENGAH PERTAMA</text:p>
      <text:p text:style-name="P1"/>
      <text:p text:style-name="P1"/>
      <text:p text:style-name="P1"/>
      <text:p text:style-name="P1"/>
      <text:p text:style-name="P1"/>
      <text:p text:style-name="P1"/>
      <text:p text:style-name="P1">PROVINSI JAWA TENGAH</text:p>
      <text:p text:style-name="P1">MGMP JAWA TENGAH</text:p>
      <text:p text:style-name="P1">PANITIA UJIAN NASIONAL TAHUN AJARAN <text:span text:style-name="T1">2017/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22:44:28.365850077</meta:creation-date>
    <dc:date>2017-09-07T22:48:02.825466252</dc:date>
    <meta:editing-duration>PT3M36S</meta:editing-duration>
    <meta:editing-cycles>1</meta:editing-cycles>
    <meta:document-statistic meta:table-count="0" meta:image-count="0" meta:object-count="0" meta:page-count="1" meta:paragraph-count="7" meta:word-count="24" meta:character-count="178" meta:non-whitespace-character-count="160"/>
    <meta:generator>LibreOffice/5.1.6.2$Linux_x86 LibreOffice_project/10m0$Build-2</meta:generator>
  </office:meta>
</office:document-meta>
</file>